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992in"/>
    </style:style>
    <style:style style:name="co32" style:family="table-column">
      <style:table-column-properties fo:break-before="auto" style:column-width="1.2118in"/>
    </style:style>
    <style:style style:name="co33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9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office:value-type="float" office:value="12">
            <office:annotation draw:style-name="gr47" draw:text-style-name="P1" svg:width="1.1413in" svg:height="5.6776in" svg:x="4.0335in" svg:y="0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3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3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8" draw:text-style-name="P1" svg:width="1.1413in" svg:height="18.585in" svg:x="4.0335in" svg:y="0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3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9" draw:text-style-name="P1" svg:width="1.1413in" svg:height="5.522in" svg:x="4.0335in" svg:y="0.0508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211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3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50" draw:text-style-name="P1" svg:width="1.1413in" svg:height="20.6067in" svg:x="4.8988in" svg:y="0.2091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float" office:value="1">
            <office:annotation draw:style-name="gr4" draw:text-style-name="P1" svg:width="1.1413in" svg:height="0.5457in" svg:x="2.6256in" svg:y="0.5327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office:value-type="float" office:value="9">
            <office:annotation draw:style-name="gr21" draw:text-style-name="P1" svg:width="1.1413in" svg:height="5.0555in" svg:x="4.0335in" svg:y="0.5323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oid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Void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Extract" table:style-name="ta1" table:print="false">
        <table:table-column table:style-name="co31" table:default-cell-style-name="ce2"/>
        <table:table-column table:style-name="co2" table:default-cell-style-name="Default"/>
        <table:table-column table:style-name="co20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office:annotation draw:style-name="gr51" draw:text-style-name="P1" svg:width="1.1413in" svg:height="10.0319in" svg:x="4.026in" svg:y="0in" draw:caption-point-x="-0.2402in" draw:caption-point-y="0.1646in">
              <dc:creator>LS</dc:creator>
              <dc:date>2018-12-18T00:00:00</dc:date>
              <text:p text:style-name="P1"><text:span text:style-name="T1">WebGLExtract-flow.js:1007:7-15: Rectangle</text:span></text:p>
              <text:p text:style-name="P1"><text:span text:style-name="T1">WebGLExtract-flow.js:1007:19-33: Rectangle</text:span></text:p>
              <text:p text:style-name="P1"><text:span text:style-name="T1">WebGLExtract-flow.js:1007:23-31: [class: Rectangle]</text:span></text:p>
              <text:p text:style-name="P1"><text:span text:style-name="T1">WebGLExtract-flow.js:1068:13-17: Rectangle</text:span></text:p>
              <text:p text:style-name="P1"><text:span text:style-name="T1">WebGLExtract-flow.js:1097:13-29: Rectangle</text:span></text:p>
              <text:p text:style-name="P1"><text:span text:style-name="T1">WebGLExtract-flow.js:1097:21-29: Rectangle</text:span></text:p>
              <text:p text:style-name="P1"><text:span text:style-name="T1">WebGLExtract-flow.js:1098:13-17: Rectangle</text:span></text:p>
              <text:p text:style-name="P1"><text:span text:style-name="T1">WebGLExtract-flow.js:1099:13-17: Rectangle</text:span></text:p>
              <text:p text:style-name="P1"><text:span text:style-name="T1">WebGLExtract-flow.js:1102:23-27: Rectangle</text:span></text:p>
              <text:p text:style-name="P1"><text:span text:style-name="T1">WebGLExtract-flow.js:1103:24-28: Rectangle</text:span></text:p>
              <text:p text:style-name="P1"><text:span text:style-name="T1">WebGLExtract-flow.js:1119:17-21: Rectangle</text:span></text:p>
              <text:p text:style-name="P1"><text:span text:style-name="T1">WebGLExtract-flow.js:1120:17-21: Rectangle</text:span></text:p>
              <text:p text:style-name="P1"><text:span text:style-name="T1">WebGLExtract-flow.js:1160:13-17: Rectangle</text:span></text:p>
              <text:p text:style-name="P1"><text:span text:style-name="T1">WebGLExtract-flow.js:1186:13-29: Rectangle</text:span></text:p>
              <text:p text:style-name="P1"><text:span text:style-name="T1">WebGLExtract-flow.js:1186:21-29: Rectangle</text:span></text:p>
              <text:p text:style-name="P1"><text:span text:style-name="T1">WebGLExtract-flow.js:1187:13-17: Rectangle</text:span></text:p>
              <text:p text:style-name="P1"><text:span text:style-name="T1">WebGLExtract-flow.js:1188:13-17: Rectangle</text:span></text:p>
              <text:p text:style-name="P1"><text:span text:style-name="T1">WebGLExtract-flow.js:1191:23-27: Rectangle</text:span></text:p>
              <text:p text:style-name="P1"><text:span text:style-name="T1">WebGLExtract-flow.js:1192:24-28: Rectangle</text:span></text:p>
              <text:p text:style-name="P1"><text:span text:style-name="T1">WebGLExtract-flow.js:1204:17-21: Rectangle</text:span></text:p>
              <text:p text:style-name="P1"><text:span text:style-name="T1">WebGLExtract-flow.js:1205:17-21: Rectangle</text:span></text:p>
            </office:annotation>
            <text:p>21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4.026in" svg:y="0in" draw:caption-point-x="-0.2402in" draw:caption-point-y="0.3252in">
              <dc:creator>LS</dc:creator>
              <dc:date>2018-12-18T00:00:00</dc:date>
              <text:p text:style-name="P1"><text:span text:style-name="T1">WebGLExtract-flow.js:1074:35-47: [class: RenderTexture]</text:span></text:p>
              <text:p text:style-name="P1"><text:span text:style-name="T1">WebGLExtract-flow.js:1165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office:annotation draw:style-name="gr38" draw:text-style-name="P1" svg:width="1.1413in" svg:height="7.0772in" svg:x="4.026in" svg:y="0in" draw:caption-point-x="-0.2402in" draw:caption-point-y="0.4858in">
              <dc:creator>LS</dc:creator>
              <dc:date>2018-12-18T00:00:00</dc:date>
              <text:p text:style-name="P1"><text:span text:style-name="T1">WebGLExtract-flow.js:1105:15-26: CanvasRenderTarget</text:span></text:p>
              <text:p text:style-name="P1"><text:span text:style-name="T1">WebGLExtract-flow.js:1105:30-66: CanvasRenderTarget</text:span></text:p>
              <text:p text:style-name="P1"><text:span text:style-name="T1">WebGLExtract-flow.js:1105:34-51: [class: CanvasRenderTarget]</text:span></text:p>
              <text:p text:style-name="P1"><text:span text:style-name="T1">WebGLExtract-flow.js:1129:32-43: CanvasRenderTarget</text:span></text:p>
              <text:p text:style-name="P1"><text:span text:style-name="T1">WebGLExtract-flow.js:1133:13-24: CanvasRenderTarget</text:span></text:p>
              <text:p text:style-name="P1"><text:span text:style-name="T1">WebGLExtract-flow.js:1138:17-28: CanvasRenderTarget</text:span></text:p>
              <text:p text:style-name="P1"><text:span text:style-name="T1">WebGLExtract-flow.js:1139:17-28: CanvasRenderTarget</text:span></text:p>
              <text:p text:style-name="P1"><text:span text:style-name="T1">WebGLExtract-flow.js:1139:48-59: CanvasRenderTarget</text:span></text:p>
              <text:p text:style-name="P1"><text:span text:style-name="T1">WebGLExtract-flow.js:1144:16-27: CanvasRenderTarget</text:span></text:p>
            </office:annotation>
            <text:p>9</text:p>
          </table:table-cell>
        </table:table-row>
        <table:table-row table:style-name="ro3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4.026in" svg:y="0.0512in" draw:caption-point-x="-0.2402in" draw:caption-point-y="0.5949in">
              <dc:creator>LS</dc:creator>
              <dc:date>2018-12-18T00:00:00</dc:date>
              <text:p text:style-name="P1"><text:span text:style-name="T1">WebGLExtract-flow.js:1228:1-13: [class: WebGLRenderer]</text:span></text:p>
            </office:annotation>
            <text:p>1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Prepare" table:style-name="ta1" table:print="false">
        <table:table-column table:style-name="co32" table:default-cell-style-name="ce2"/>
        <table:table-column table:style-name="co2" table:number-columns-repeated="2" table:default-cell-style-name="Default"/>
        <table:table-row table:style-name="ro4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30" draw:text-style-name="P1" svg:width="1.1413in" svg:height="0.7012in" svg:x="3.2213in" svg:y="0in" draw:caption-point-x="-0.2402in" draw:caption-point-y="0.1701in">
              <dc:creator>LS</dc:creator>
              <dc:date>2018-12-19T00:00:00</dc:date>
              <text:p text:style-name="P1">WebGLPrepare-flow.js:3143:29-37: [class: Container]</text:p>
            </office:annotation>
            <text:p>1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table:number-columns-repeated="2"/>
        </table:table-row>
        <table:table-row table:style-name="ro4">
          <table:table-cell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office:value-type="string">
            <text:p>Graphics</text:p>
          </table:table-cell>
          <table:table-cell table:style-name="ce9" table:number-columns-repeated="2"/>
        </table:table-row>
        <table:table-row table:style-name="ro3">
          <table:table-cell office:value-type="string">
            <text:p>WebGLRenderer</text:p>
          </table:table-cell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940">
            <text:p>294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278">
            <text:p>3278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3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15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9T15:09:42</dc:date>
    <dc:creator>Leonardo Silva</dc:creator>
    <meta:editing-duration>P2DT23H28M36S</meta:editing-duration>
    <meta:editing-cycles>300</meta:editing-cycles>
    <meta:generator>OpenOffice/4.1.5$Unix OpenOffice.org_project/415m1$Build-9789</meta:generator>
    <meta:document-statistic meta:table-count="84" meta:cell-count="1196" meta:object-count="0"/>
  </office:meta>
</office:document-meta>
</file>